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4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IPA 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{blb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{blb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{blb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ʙ</text:p>
          </table:table-cell>
          <table:table-cell office:value-type="string" calcext:value-type="string">
            <text:p>{blb,trl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{blb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{blb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{lbd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{lbd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{lbd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{lbd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{dnt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{dnt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{alv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alv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{alv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{alv,trl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{alv,fl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{alv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{alv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{alv,lat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{alv,lat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{alv,apr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{alv,lat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{alv,lat,apr,vcd} 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{pla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{pla,frc,vls} 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{pla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{pla,frc,vcd} 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{rfx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{rfx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{rfx,nas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{rfx,fl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{rfx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{rfx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{rfx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{rfx,lat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{rfx,tr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{pal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{pal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{pal,nas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{pal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{pal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{pal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{pal,lat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{lbv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{vel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{vel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{vel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{vel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{vel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{vel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ʟ</text:p>
          </table:table-cell>
          <table:table-cell office:value-type="string" calcext:value-type="string">
            <text:p>{vel,lat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{uvl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ɢ</text:p>
          </table:table-cell>
          <table:table-cell office:value-type="string" calcext:value-type="string">
            <text:p>{uvl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ɴ</text:p>
          </table:table-cell>
          <table:table-cell office:value-type="string" calcext:value-type="string">
            <text:p>{uvl,nas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ʀ</text:p>
          </table:table-cell>
          <table:table-cell office:value-type="string" calcext:value-type="string">
            <text:p>{uvl,trl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{uvl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{uvl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{phr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{phr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ʔ</text:p>
          </table:table-cell>
          <table:table-cell office:value-type="string" calcext:value-type="string">
            <text:p>{glt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{glt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{lbp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{hgh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{hgh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{hgh,c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{hgh,c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{hgh,bck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{hgh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{smh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{smh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{smh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{umd,fnt,ur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{umd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{umd,cnt,ur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{umd,c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{umd,bck,ur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{umd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{mid,c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{mid,cnt,rho,vwl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{lmd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{lmd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{lmd,c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{lmd,cnt,unr,rho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{lmd,c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{lmd,bck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{lmd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{sml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{sml,c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low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ɶ</text:p>
          </table:table-cell>
          <table:table-cell office:value-type="string" calcext:value-type="string">
            <text:p>{low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{low,bck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{low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ʘ</text:p>
          </table:table-cell>
          <table:table-cell table:style-name="Default" table:formula="of:=&quot;{&quot; &amp; [.C95] &amp; &quot;}&quot;" office:value-type="string" office:string-value="{blb,clk}" calcext:value-type="string">
            <text:p>{blb,clk}</text:p>
          </table:table-cell>
          <table:table-cell table:style-name="ce2" office:value-type="string" calcext:value-type="string">
            <text:p>blb,clk</text:p>
          </table:table-cell>
          <table:table-cell/>
        </table:table-row>
        <table:table-row table:style-name="ro1">
          <table:table-cell office:value-type="string" calcext:value-type="string">
            <text:p>ǀ</text:p>
          </table:table-cell>
          <table:table-cell table:style-name="Default" table:formula="of:=&quot;{&quot; &amp; [.C96] &amp; &quot;}&quot;" office:value-type="string" office:string-value="{dnt,clk}" calcext:value-type="string">
            <text:p>{dnt,clk}</text:p>
          </table:table-cell>
          <table:table-cell table:style-name="ce2" office:value-type="string" calcext:value-type="string">
            <text:p>dnt,clk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table:style-name="Default" table:formula="of:=&quot;{&quot; &amp; [.C97] &amp; &quot;}&quot;" office:value-type="string" office:string-value="{alv,clk}" calcext:value-type="string">
            <text:p>{alv,clk}</text:p>
          </table:table-cell>
          <table:table-cell table:style-name="ce2" office:value-type="string" calcext:value-type="string">
            <text:p>alv,clk</text:p>
          </table:table-cell>
          <table:table-cell/>
        </table:table-row>
        <table:table-row table:style-name="ro1">
          <table:table-cell office:value-type="string" calcext:value-type="string">
            <text:p>ǂ</text:p>
          </table:table-cell>
          <table:table-cell table:style-name="Default" table:formula="of:=&quot;{&quot; &amp; [.C98] &amp; &quot;}&quot;" office:value-type="string" office:string-value="{pla,clk}" calcext:value-type="string">
            <text:p>{pla,clk}</text:p>
          </table:table-cell>
          <table:table-cell table:style-name="ce2" office:value-type="string" calcext:value-type="string">
            <text:p>pla,clk</text:p>
          </table:table-cell>
          <table:table-cell/>
        </table:table-row>
        <table:table-row table:style-name="ro1">
          <table:table-cell office:value-type="string" calcext:value-type="string">
            <text:p>ǁ</text:p>
          </table:table-cell>
          <table:table-cell table:style-name="Default" table:formula="of:=&quot;{&quot; &amp; [.C99] &amp; &quot;}&quot;" office:value-type="string" office:string-value="{alv,lat,clk}" calcext:value-type="string">
            <text:p>{alv,lat,clk}</text:p>
          </table:table-cell>
          <table:table-cell table:style-name="ce2" office:value-type="string" calcext:value-type="string">
            <text:p>alv,lat,clk</text:p>
          </table:table-cell>
          <table:table-cell/>
        </table:table-row>
        <table:table-row table:style-name="ro1">
          <table:table-cell office:value-type="string" calcext:value-type="string">
            <text:p>ɓ</text:p>
          </table:table-cell>
          <table:table-cell table:style-name="Default" table:formula="of:=&quot;{&quot; &amp; [.C100] &amp; &quot;}&quot;" office:value-type="string" office:string-value="{blb,imp,vcd}" calcext:value-type="string">
            <text:p>{blb,imp,vcd}</text:p>
          </table:table-cell>
          <table:table-cell table:style-name="ce2" office:value-type="string" calcext:value-type="string">
            <text:p>blb,imp,vcd</text:p>
          </table:table-cell>
          <table:table-cell/>
        </table:table-row>
        <table:table-row table:style-name="ro1">
          <table:table-cell office:value-type="string" calcext:value-type="string">
            <text:p>ɗ</text:p>
          </table:table-cell>
          <table:table-cell table:style-name="Default" table:formula="of:=&quot;{&quot; &amp; [.C101] &amp; &quot;}&quot;" office:value-type="string" office:string-value="{dnt-alv,imp,vcd}" calcext:value-type="string">
            <text:p>{dnt-alv,imp,vcd}</text:p>
          </table:table-cell>
          <table:table-cell table:style-name="ce2" office:value-type="string" calcext:value-type="string">
            <text:p>dnt-alv,imp,vcd</text:p>
          </table:table-cell>
          <table:table-cell/>
        </table:table-row>
        <table:table-row table:style-name="ro1">
          <table:table-cell office:value-type="string" calcext:value-type="string">
            <text:p>ʛ</text:p>
          </table:table-cell>
          <table:table-cell table:style-name="Default" table:formula="of:=&quot;{&quot; &amp; [.C102] &amp; &quot;}&quot;" office:value-type="string" office:string-value="{uvl,imp,vcd}" calcext:value-type="string">
            <text:p>{uvl,imp,vcd}</text:p>
          </table:table-cell>
          <table:table-cell table:style-name="ce2" office:value-type="string" calcext:value-type="string">
            <text:p>uvl,imp,vcd</text:p>
          </table:table-cell>
          <table:table-cell/>
        </table:table-row>
        <table:table-row table:style-name="ro1">
          <table:table-cell office:value-type="string" calcext:value-type="string">
            <text:p>ʠ</text:p>
          </table:table-cell>
          <table:table-cell table:style-name="Default" table:formula="of:=&quot;{&quot; &amp; [.C103] &amp; &quot;}&quot;" office:value-type="string" office:string-value="{uvl,imp,vls}" calcext:value-type="string">
            <text:p>{uvl,imp,vls}</text:p>
          </table:table-cell>
          <table:table-cell table:style-name="ce2" office:value-type="string" calcext:value-type="string">
            <text:p>uvl,imp,vls</text:p>
          </table:table-cell>
          <table:table-cell/>
        </table:table-row>
        <table:table-row table:style-name="ro1">
          <table:table-cell office:value-type="string" calcext:value-type="string">
            <text:p>ɠ</text:p>
          </table:table-cell>
          <table:table-cell table:style-name="Default" table:formula="of:=&quot;{&quot; &amp; [.C104] &amp; &quot;}&quot;" office:value-type="string" office:string-value="{vel,imp,vcd}" calcext:value-type="string">
            <text:p>{vel,imp,vcd}</text:p>
          </table:table-cell>
          <table:table-cell table:style-name="ce2" office:value-type="string" calcext:value-type="string">
            <text:p>vel,imp,vcd</text:p>
          </table:table-cell>
          <table:table-cell/>
        </table:table-row>
        <table:table-row table:style-name="ro1">
          <table:table-cell office:value-type="string" calcext:value-type="string">
            <text:p>ʄ</text:p>
          </table:table-cell>
          <table:table-cell table:style-name="Default" table:formula="of:=&quot;{&quot; &amp; [.C105] &amp; &quot;}&quot;" office:value-type="string" office:string-value="{pal,imp,vcd}" calcext:value-type="string">
            <text:p>{pal,imp,vcd}</text:p>
          </table:table-cell>
          <table:table-cell table:style-name="ce2" office:value-type="string" calcext:value-type="string">
            <text:p>pal,imp,vc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1:21:58.8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0:55:29.296000000</meta:creation-date>
    <dc:date>2015-03-07T11:27:22.513000000</dc:date>
    <meta:editing-duration>PT17M54S</meta:editing-duration>
    <meta:editing-cycles>4</meta:editing-cycles>
    <meta:generator>LibreOffice/4.3.1.2$Windows_x86 LibreOffice_project/958349dc3b25111dbca392fbc281a05559ef6848</meta:generator>
    <meta:document-statistic meta:table-count="1" meta:cell-count="221" meta:object-count="0"/>
  </office:meta>
</office:document-meta>
</file>